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bullet text:level="1" text:style-name="WW_CharLFO2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Policepardéfaut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5" style:parent-style-name="Standard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6" style:parent-style-name="Standard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7" style:parent-style-name="Paragraphedeliste" style:family="paragraph">
      <style:paragraph-properties fo:margin-left="0in">
        <style:tab-stops/>
      </style:paragraph-properties>
    </style:style>
    <style:style style:name="T8" style:parent-style-name="Policepardéfaut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" style:parent-style-name="Standard" style:family="paragraph"/>
    <style:style style:name="P10" style:parent-style-name="Standard" style:family="paragraph"/>
    <style:style style:name="P11" style:parent-style-name="Standard" style:family="paragraph"/>
    <style:style style:name="P1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3" style:parent-style-name="Standard" style:family="paragraph"/>
    <style:style style:name="T14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15" style:parent-style-name="Policepardéfaut" style:family="text">
      <style:text-properties fo:color="#FF950E"/>
    </style:style>
    <style:style style:name="T16" style:parent-style-name="Policepardéfaut" style:family="text">
      <style:text-properties fo:color="#FF950E"/>
    </style:style>
    <style:style style:name="T17" style:parent-style-name="Policepardéfaut" style:family="text">
      <style:text-properties fo:color="#FF950E"/>
    </style:style>
    <style:style style:name="T18" style:parent-style-name="Policepardéfaut" style:family="text">
      <style:text-properties fo:color="#FF950E"/>
    </style:style>
    <style:style style:name="T19" style:parent-style-name="Policepardéfaut" style:family="text">
      <style:text-properties fo:color="#FF950E"/>
    </style:style>
    <style:style style:name="P20" style:parent-style-name="Standard" style:family="paragraph"/>
    <style:style style:name="P21" style:parent-style-name="Standard" style:family="paragraph"/>
    <style:style style:name="P22" style:parent-style-name="Standard" style:family="paragraph"/>
    <style:style style:name="P23" style:parent-style-name="Standard" style:family="paragraph"/>
    <style:style style:name="P2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5" style:parent-style-name="Standard" style:family="paragraph"/>
    <style:style style:name="P26" style:parent-style-name="Standard" style:family="paragraph"/>
    <style:style style:name="P27" style:parent-style-name="Standard" style:family="paragraph"/>
    <style:style style:name="P28" style:parent-style-name="Standard" style:family="paragraph"/>
    <style:style style:name="P29" style:parent-style-name="Standard" style:family="paragraph"/>
    <style:style style:name="P30" style:parent-style-name="Standard" style:family="paragraph"/>
    <style:style style:name="P31" style:parent-style-name="Standard" style:family="paragraph"/>
    <style:style style:name="P32" style:parent-style-name="Standard" style:family="paragraph"/>
    <style:style style:name="P33" style:parent-style-name="Standard" style:family="paragraph">
      <style:paragraph-properties fo:margin-left="1in">
        <style:tab-stops/>
      </style:paragraph-properties>
    </style:style>
    <style:style style:name="P34" style:parent-style-name="Standard" style:family="paragraph"/>
    <style:style style:name="T35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36" style:parent-style-name="Standard" style:family="paragraph"/>
    <style:style style:name="P37" style:parent-style-name="Standard" style:family="paragraph"/>
    <style:style style:name="P38" style:parent-style-name="Standard" style:family="paragraph"/>
    <style:style style:name="P39" style:parent-style-name="Standard" style:family="paragraph"/>
    <style:style style:name="P40" style:parent-style-name="Standard" style:family="paragraph"/>
    <style:style style:name="P4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42" style:parent-style-name="Standard" style:family="paragraph"/>
    <style:style style:name="P43" style:parent-style-name="Standard" style:family="paragraph"/>
    <style:style style:name="P4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45" style:parent-style-name="Standard" style:family="paragraph"/>
    <style:style style:name="P46" style:parent-style-name="Standard" style:family="paragraph"/>
    <style:style style:name="P47" style:parent-style-name="Standard" style:family="paragraph">
      <style:paragraph-properties fo:margin-left="0.75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48" style:parent-style-name="Standard" style:family="paragraph">
      <style:paragraph-properties fo:margin-left="0.75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49" style:parent-style-name="Standard" style:family="paragraph">
      <style:paragraph-properties fo:margin-left="0.75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50" style:parent-style-name="Standard" style:family="paragraph"/>
    <style:style style:name="T51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5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ableColumn54" style:family="table-column">
      <style:table-column-properties style:column-width="0.7187in" style:use-optimal-column-width="false"/>
    </style:style>
    <style:style style:name="TableColumn55" style:family="table-column">
      <style:table-column-properties style:column-width="0.7187in" style:use-optimal-column-width="false"/>
    </style:style>
    <style:style style:name="TableColumn56" style:family="table-column">
      <style:table-column-properties style:column-width="0.7187in" style:use-optimal-column-width="false"/>
    </style:style>
    <style:style style:name="TableColumn57" style:family="table-column">
      <style:table-column-properties style:column-width="0.7187in" style:use-optimal-column-width="false"/>
    </style:style>
    <style:style style:name="TableColumn58" style:family="table-column">
      <style:table-column-properties style:column-width="0.7187in" style:use-optimal-column-width="false"/>
    </style:style>
    <style:style style:name="TableColumn59" style:family="table-column">
      <style:table-column-properties style:column-width="0.7187in" style:use-optimal-column-width="false"/>
    </style:style>
    <style:style style:name="TableColumn60" style:family="table-column">
      <style:table-column-properties style:column-width="0.7187in" style:use-optimal-column-width="false"/>
    </style:style>
    <style:style style:name="TableColumn61" style:family="table-column">
      <style:table-column-properties style:column-width="0.7187in" style:use-optimal-column-width="false"/>
    </style:style>
    <style:style style:name="TableColumn62" style:family="table-column">
      <style:table-column-properties style:column-width="0.7187in" style:use-optimal-column-width="false"/>
    </style:style>
    <style:style style:name="TableColumn63" style:family="table-column">
      <style:table-column-properties style:column-width="0.7187in" style:use-optimal-column-width="false"/>
    </style:style>
    <style:style style:name="TableColumn64" style:family="table-column">
      <style:table-column-properties style:column-width="0.7201in" style:use-optimal-column-width="false"/>
    </style:style>
    <style:style style:name="Table53" style:family="table">
      <style:table-properties style:width="7.9076in" fo:margin-left="-0.6916in" table:align="left"/>
    </style:style>
    <style:style style:name="TableRow65" style:family="table-row">
      <style:table-row-properties style:min-row-height="0.7166in" style:use-optimal-row-height="false"/>
    </style:style>
    <style:style style:name="TableCell66" style:family="table-cell">
      <style:table-cell-properties fo:border-top="0.0034in solid #000000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67" style:parent-style-name="TableContents" style:family="paragraph">
      <style:text-properties fo:font-size="11pt" style:font-size-asian="11pt" style:font-size-complex="11pt"/>
    </style:style>
    <style:style style:name="TableCell68" style:family="table-cell">
      <style:table-cell-properties fo:border-top="0.0034in solid #000000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TableCell69" style:family="table-cell">
      <style:table-cell-properties fo:border-top="0.0034in solid #000000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TableCell70" style:family="table-cell">
      <style:table-cell-properties fo:border-top="0.0034in solid #000000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TableCell71" style:family="table-cell">
      <style:table-cell-properties fo:border-top="0.0034in solid #000000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TableCell72" style:family="table-cell">
      <style:table-cell-properties fo:border-top="0.0034in solid #000000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TableCell73" style:family="table-cell">
      <style:table-cell-properties fo:border-top="0.0034in solid #000000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TableCell74" style:family="table-cell">
      <style:table-cell-properties fo:border-top="0.0034in solid #000000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TableCell75" style:family="table-cell">
      <style:table-cell-properties fo:border-top="0.0034in solid #000000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TableCell76" style:family="table-cell">
      <style:table-cell-properties fo:border="0.0034in solid #000000" fo:background-color="#CCFFCC" style:writing-mode="lr-tb" fo:padding-top="0.0381in" fo:padding-left="0.0381in" fo:padding-bottom="0.0381in" fo:padding-right="0.0381in"/>
    </style:style>
    <style:style style:name="TableCell77" style:family="table-cell">
      <style:table-cell-properties fo:border="0.0034in solid #000000" fo:background-color="#CCFFCC" style:writing-mode="lr-tb" fo:padding-top="0in" fo:padding-left="0.0069in" fo:padding-bottom="0in" fo:padding-right="0.0069in"/>
    </style:style>
    <style:style style:name="TableRow78" style:family="table-row">
      <style:table-row-properties style:min-row-height="0.7298in"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89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</office:automatic-styles>
  <office:body>
    <office:text text:use-soft-page-breaks="true">
      <text:p text:style-name="P1"><text:span text:style-name="T2">Fusion</text:span></text:p>
      <text:p text:style-name="P3"/>
      <text:p text:style-name="P4"/>
      <text:p text:style-name="P5">Récapitulatif</text:p>
      <text:p text:style-name="P6"/>
      <text:p text:style-name="Standard"><text:s/>‘’table1.csv’’ (contient les 30 332 démissionnaires de l’organisme bancaire, pour la période allant de 1999 à 2006).</text:p>
      <text:p text:style-name="Standard">‘’table2.csv’’ (échantillon aléatoire de 15 022 sociétaires de la banque, incluant des démissionnaires et des sociétaires actuels).</text:p>
      <text:p text:style-name="Standard">Le but de cette partie de l’analyse et d’établir le niveau d’importance des variables (colonnes) vis-à-vis de l’analyse ainsi que la liste des possibles nettoyages à faire sur les données en pratique (lignes).</text:p>
      <text:p text:style-name="P7"/>
      <text:p text:style-name="Standard"><text:s/>Une des étapes futures concernant ces attributs, sera la sélection des différentes valeurs que peuvent prendre ces attributs (élimination d’une part moins importante pour chaque attribut).</text:p>
      <text:p text:style-name="Standard"/>
      <text:p text:style-name="Standard"/>
      <text:p text:style-name="Standard"><text:span text:style-name="T8">Action à réaliser</text:span></text:p>
      <text:p text:style-name="Standard"/>
      <text:list text:style-name="LFO2" text:continue-numbering="true">
        <text:list-item>
          <text:p text:style-name="P9">Les deux tables sont éclatées, nous allons donc les fusionner</text:p>
          <text:list text:continue-numbering="true">
            <text:list-item>
              <text:p text:style-name="P10">Comment ?</text:p>
              <text:list text:continue-numbering="true">
                <text:list-item>
                  <text:p text:style-name="P11">L'objectif est de conserver les informations essentielles tout en allégeant les données en éliminant les attributs redondants ou non nécessaires.</text:p>
                </text:list-item>
              </text:list>
            </text:list-item>
          </text:list>
        </text:list-item>
        <text:list-item>
          <text:p text:style-name="P12">Etapes :</text:p>
          <text:list text:continue-numbering="true">
            <text:list-item>
              <text:p text:style-name="P13"><text:span text:style-name="T14">Création de l'attribut "DEMISSION" commun aux deux tables<text:s/></text:span><text:span text:style-name="T15">(à<text:s/></text:span><text:span text:style-name="T16">vérifier</text:span><text:span text:style-name="T17"><text:s/>car<text:s/></text:span><text:span text:style-name="T18">deuxième</text:span><text:span text:style-name="T19"><text:s/>possibilité en gardant CDMOTDEM et mettant NaN pour les non démissionnaire, ça permet de garder l'information sur les motifs tout en fusionnant)</text:span></text:p>
              <text:list text:continue-numbering="true">
                <text:list-item>
                  <text:p text:style-name="P20">Remplace les colonnes CDMOTDEM et CDDEM par ce nouvel attribut</text:p>
                </text:list-item>
                <text:list-item>
                  <text:p text:style-name="P21">DEMISSION prend la valeur 1 si le client est un démissionnaire (CDDEM = 1 ou une date de démission<text:s/>existe)</text:p>
                </text:list-item>
                <text:list-item>
                  <text:p text:style-name="P22">DEMISSION prend la valeur 0 si le client est toujours actif ou non-démissionnaire</text:p>
                </text:list-item>
                <text:list-item>
                  <text:p text:style-name="P23">Cette fusion permettre de garder une vue globale des démissionnaires tout en réduisant l'information redondante sur les motifs de démission (perte d'information sur les motifs<text:s/>spécifiques<text:s/>de démission, mais conservation de l'information essentielle)</text:p>
                </text:list-item>
              </text:list>
            </text:list-item>
            <text:list-item>
              <text:p text:style-name="P24">Colonnes à conserver après fusion :</text:p>
              <text:list text:continue-numbering="true">
                <text:list-item>
                  <text:p text:style-name="P25">MTREV : Montant des revenus, essentiel et commun aux deux tables.</text:p>
                </text:list-item>
                <text:list-item>
                  <text:p text:style-name="P26">NBENF : Nombre d'enfants, un marqueur descriptif pertinent.</text:p>
                </text:list-item>
                <text:list-item>
                  <text:p text:style-name="P27">CDSITFAM : Situation familiale, également un marqueur descriptif important pour l'analyse des comportements des sociétaires.</text:p>
                </text:list-item>
                <text:list-item>
                  <text:p text:style-name="P28">DTADH : Date d'adhésion à l'organisme bancaire, utile pour calculer la durée d'adhésion.</text:p>
                </text:list-item>
                <text:list-item>
                  <text:p text:style-name="P29">CDTMT : Statut du sociétaire, commun aux deux tables, il fournit une information directe sur la catégorie de chaque sociétaire.</text:p>
                </text:list-item>
                <text:list-item>
                  <text:p text:style-name="P30">CDCATCL : Type de client, un autre marqueur direct et commun qui doit être conservé.</text:p>
                </text:list-item>
                <text:list-item>
                  <text:p text:style-name="P31">AGEAD : Âge à l'adhésion, une information importante pour les analyses démographiques, calculée à partir de DTNAIS dans la deuxième table.</text:p>
                </text:list-item>
                <text:list-item>
                  <text:p text:style-name="P32">DTDEM : Date de démission (ou 31/12/1900 pour les non-démissionnaires), pour identifier la fin de l’adhésion.</text:p>
                </text:list-item>
              </text:list>
            </text:list-item>
          </text:list>
        </text:list-item>
      </text:list>
      <text:p text:style-name="P33"/>
      <text:soft-page-break/>
      <text:list text:style-name="LFO2" text:continue-numbering="true">
        <text:list-item>
          <text:list>
            <text:list-item>
              <text:p text:style-name="P34"><text:span text:style-name="T35">Colonnes à exclure après fusion :</text:span></text:p>
              <text:list text:continue-numbering="true">
                <text:list-item>
                  <text:p text:style-name="P36">ID : Identifiant unique, non commun aux deux tables et non nécessaire pour la prédiction.</text:p>
                </text:list-item>
                <text:list-item>
                  <text:p text:style-name="P37">ANNEEDEM : Exclue car elle peut être calculée à partir de DTDEM.</text:p>
                </text:list-item>
                <text:list-item>
                  <text:p text:style-name="P38">AGEDEM : Exclue car calculable à partir de AGEAD et DTDEM.</text:p>
                </text:list-item>
                <text:list-item>
                  <text:p text:style-name="P39">ADH : Exclue car calculable en soustrayant DTADH de DTDEM (durée de l'adhésion).</text:p>
                </text:list-item>
                <text:list-item>
                  <text:p text:style-name="P40">RANGAGEAD, RANGAGEDEM, RANGADH, RANGDEM : Redondants avec les âges et les durées calculées. Ils seront calculables si nécessaire.</text:p>
                </text:list-item>
              </text:list>
            </text:list-item>
            <text:list-item>
              <text:p text:style-name="P41">Ajout des colonnes communes manquantes :</text:p>
              <text:list text:continue-numbering="true">
                <text:list-item>
                  <text:p text:style-name="P42">Dans la deuxième table, la colonne DTNAIS (date de naissance) permet de recalculer l'âge à l'adhésion (AGEAD) et l'âge à la démission (AGEDEM).</text:p>
                </text:list-item>
                <text:list-item>
                  <text:p text:style-name="P43">Dans la deuxième colonne, la colonne AGE est calculée suivant le calcul suivant : 2007 – DTNAIS = âge en année du sociétaire au moment de la collecte de données</text:p>
                </text:list-item>
              </text:list>
            </text:list-item>
            <text:list-item>
              <text:p text:style-name="P44">Méthode de fusion des tables :</text:p>
              <text:list text:continue-numbering="true">
                <text:list-item>
                  <text:p text:style-name="P45">Jointure externe (Outer Join) sur les attributs communs : Car permet de ne pas perdre d'information et de conserver toutes les lignes des deux tables, que le client soit toujours actif ou démissionnaire.</text:p>
                </text:list-item>
                <text:list-item>
                  <text:p text:style-name="P46">L'attribut DEMISSION sera utilisé comme critère principal pour<text:s/>distinguer<text:s/>les clients qui ont démissionné et ceux qui sont encore actifs.</text:p>
                </text:list-item>
              </text:list>
            </text:list-item>
          </text:list>
        </text:list-item>
      </text:list>
      <text:p text:style-name="P47"/>
      <text:p text:style-name="P48"/>
      <text:p text:style-name="P49"/>
      <text:list text:style-name="LFO2" text:continue-numbering="true">
        <text:list-item>
          <text:list>
            <text:list-item>
              <text:p text:style-name="P50"><text:span text:style-name="T51">Potentielle table finale (après fusion) :</text:span></text:p>
            </text:list-item>
          </text:list>
        </text:list-item>
      </text:list>
      <text:p text:style-name="P52"/>
      <table:table table:style-name="Table53">
        <table:table-columns>
          <table:table-column table:style-name="TableColumn54"/>
          <table:table-column table:style-name="TableColumn55"/>
          <table:table-column table:style-name="TableColumn56"/>
          <table:table-column table:style-name="TableColumn57"/>
          <table:table-column table:style-name="TableColumn58"/>
          <table:table-column table:style-name="TableColumn59"/>
          <table:table-column table:style-name="TableColumn60"/>
          <table:table-column table:style-name="TableColumn61"/>
          <table:table-column table:style-name="TableColumn62"/>
          <table:table-column table:style-name="TableColumn63"/>
          <table:table-column table:style-name="TableColumn64"/>
        </table:table-columns>
        <table:table-row table:style-name="TableRow65">
          <table:table-cell table:style-name="TableCell66">
            <text:p text:style-name="P67">CDSEXE</text:p>
          </table:table-cell>
          <table:table-cell table:style-name="TableCell68">
            <text:p text:style-name="TableContents">MTREV</text:p>
          </table:table-cell>
          <table:table-cell table:style-name="TableCell69">
            <text:p text:style-name="TableContents">NBENF</text:p>
          </table:table-cell>
          <table:table-cell table:style-name="TableCell70">
            <text:p text:style-name="TableContents">CDSITFAM</text:p>
          </table:table-cell>
          <table:table-cell table:style-name="TableCell71">
            <text:p text:style-name="TableContents">DTADH</text:p>
          </table:table-cell>
          <table:table-cell table:style-name="TableCell72">
            <text:p text:style-name="TableContents">CDTMT</text:p>
          </table:table-cell>
          <table:table-cell table:style-name="TableCell73">
            <text:p text:style-name="TableContents">CDCATCL</text:p>
          </table:table-cell>
          <table:table-cell table:style-name="TableCell74">
            <text:p text:style-name="TableContents">AGEAD</text:p>
          </table:table-cell>
          <table:table-cell table:style-name="TableCell75">
            <text:p text:style-name="TableContents">DTDEM</text:p>
          </table:table-cell>
          <table:table-cell table:style-name="TableCell76">
            <text:p text:style-name="TableContents">DEMISSION</text:p>
          </table:table-cell>
          <table:table-cell table:style-name="TableCell77">
            <text:p text:style-name="TableContents">AGE</text:p>
          </table:table-cell>
        </table:table-row>
        <table:table-row table:style-name="TableRow78">
          <table:table-cell table:style-name="TableCell79">
            <text:p text:style-name="TableContents">Sexe</text:p>
          </table:table-cell>
          <table:table-cell table:style-name="TableCell80">
            <text:p text:style-name="TableContents">Revenus</text:p>
          </table:table-cell>
          <table:table-cell table:style-name="TableCell81">
            <text:p text:style-name="TableContents">Enfants</text:p>
          </table:table-cell>
          <table:table-cell table:style-name="TableCell82">
            <text:p text:style-name="TableContents">Situation familiale</text:p>
          </table:table-cell>
          <table:table-cell table:style-name="TableCell83">
            <text:p text:style-name="TableContents">Date d'adhésion</text:p>
          </table:table-cell>
          <table:table-cell table:style-name="TableCell84">
            <text:p text:style-name="TableContents">Statut</text:p>
          </table:table-cell>
          <table:table-cell table:style-name="TableCell85">
            <text:p text:style-name="TableContents">Type de client</text:p>
          </table:table-cell>
          <table:table-cell table:style-name="TableCell86">
            <text:p text:style-name="TableContents">Age à l'adhésion</text:p>
          </table:table-cell>
          <table:table-cell table:style-name="TableCell87">
            <text:p text:style-name="TableContents">Date de démission</text:p>
          </table:table-cell>
          <table:table-cell table:style-name="TableCell88">
            <text:p text:style-name="TableContents">0 ou 1 (démissionnaire)</text:p>
          </table:table-cell>
          <table:table-cell table:style-name="TableCell89">
            <text:p text:style-name="TableContents">Age du sociétaire<text:s/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3" style:display-name="Titre 3" style:family="paragraph" style:parent-style-name="Heading" style:next-style-name="Textbody" style:default-outline-level="3">
      <style:text-properties style:font-name="Times New Roman" style:font-name-asian="SimSun" style:font-name-complex="Arial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ndale Sans UI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style:font-name-complex="Tahoma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Paragraphedeliste" style:display-name="Paragraphe de liste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Label1" style:display-name="ListLabel 1" style:family="text">
      <style:text-properties style:font-name-complex="Calibri"/>
    </style:style>
    <style:style style:name="ListLabel2" style:display-name="ListLabel 2" style:family="text">
      <style:text-properties style:font-name-complex="Courier New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NumberingSymbols" style:display-name="Numbering Symbols" style:family="text"/>
    <style:style style:name="WW_CharLFO1LVL1" style:family="text">
      <style:text-properties style:font-name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WWNum2" style:display-name="WWNum2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lexis Sacco</dc:creator>
    <meta:creation-date>2009-04-16T11:32:00Z</meta:creation-date>
    <dc:date>2024-10-11T20:15:00Z</dc:date>
    <meta:template xlink:href="Normal" xlink:type="simple"/>
    <meta:editing-cycles>44</meta:editing-cycles>
    <meta:editing-duration>PT2340S</meta:editing-duration>
    <meta:user-defined meta:name="Info 1"/>
    <meta:user-defined meta:name="Info 2"/>
    <meta:user-defined meta:name="Info 3"/>
    <meta:user-defined meta:name="Info 4"/>
    <meta:document-statistic meta:page-count="2" meta:paragraph-count="7" meta:word-count="607" meta:character-count="3944" meta:row-count="27" meta:non-whitespace-character-count="3344"/>
  </office:meta>
</office:document-meta>
</file>